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ula_Lobe_ACC</text:p>
          </table:table-cell>
          <table:table-cell office:value-type="float" office:value="0.200763" calcext:value-type="float">
            <text:p>0.200763</text:p>
          </table:table-cell>
        </table:table-row>
        <table:table-row table:style-name="ro1">
          <table:table-cell office:value-type="string" calcext:value-type="string">
            <text:p>Insula_Lobe_Fusiform_Gyrus</text:p>
          </table:table-cell>
          <table:table-cell office:value-type="float" office:value="0.386734" calcext:value-type="float">
            <text:p>0.386734</text:p>
          </table:table-cell>
        </table:table-row>
        <table:table-row table:style-name="ro1">
          <table:table-cell office:value-type="string" calcext:value-type="string">
            <text:p>Insula_Lobe_Inferior_Parietal_Lobule</text:p>
          </table:table-cell>
          <table:table-cell office:value-type="float" office:value="0.532153" calcext:value-type="float">
            <text:p>0.532153</text:p>
          </table:table-cell>
        </table:table-row>
        <table:table-row table:style-name="ro1">
          <table:table-cell office:value-type="string" calcext:value-type="string">
            <text:p>Insula_Lobe_Inferior_Temporal_Gyrus</text:p>
          </table:table-cell>
          <table:table-cell office:value-type="float" office:value="0.402227" calcext:value-type="float">
            <text:p>0.402227</text:p>
          </table:table-cell>
        </table:table-row>
        <table:table-row table:style-name="ro1">
          <table:table-cell office:value-type="string" calcext:value-type="string">
            <text:p>Insula_Lobe_MCC</text:p>
          </table:table-cell>
          <table:table-cell office:value-type="float" office:value="0.553866" calcext:value-type="float">
            <text:p>0.553866</text:p>
          </table:table-cell>
        </table:table-row>
        <table:table-row table:style-name="ro1">
          <table:table-cell office:value-type="string" calcext:value-type="string">
            <text:p>Insula_Lobe_Medial_Temporal_Pole</text:p>
          </table:table-cell>
          <table:table-cell office:value-type="float" office:value="0.076789" calcext:value-type="float">
            <text:p>0.076789</text:p>
          </table:table-cell>
        </table:table-row>
        <table:table-row table:style-name="ro1">
          <table:table-cell office:value-type="string" calcext:value-type="string">
            <text:p>Insula_Lobe_Middle_Frontal_Gyrus</text:p>
          </table:table-cell>
          <table:table-cell office:value-type="float" office:value="0.405459" calcext:value-type="float">
            <text:p>0.405459</text:p>
          </table:table-cell>
        </table:table-row>
        <table:table-row table:style-name="ro1">
          <table:table-cell office:value-type="string" calcext:value-type="string">
            <text:p>Insula_Lobe_Middle_Temporal_Gyrus</text:p>
          </table:table-cell>
          <table:table-cell office:value-type="float" office:value="0.484198" calcext:value-type="float">
            <text:p>0.484198</text:p>
          </table:table-cell>
        </table:table-row>
        <table:table-row table:style-name="ro1">
          <table:table-cell office:value-type="string" calcext:value-type="string">
            <text:p>Insula_Lobe_Opercularis</text:p>
          </table:table-cell>
          <table:table-cell office:value-type="float" office:value="0.228907" calcext:value-type="float">
            <text:p>0.228907</text:p>
          </table:table-cell>
        </table:table-row>
        <table:table-row table:style-name="ro1">
          <table:table-cell office:value-type="string" calcext:value-type="string">
            <text:p>Insula_Lobe_Orbitalis</text:p>
          </table:table-cell>
          <table:table-cell office:value-type="float" office:value="0.260784" calcext:value-type="float">
            <text:p>0.260784</text:p>
          </table:table-cell>
        </table:table-row>
        <table:table-row table:style-name="ro1">
          <table:table-cell office:value-type="string" calcext:value-type="string">
            <text:p>Insula_Lobe_Posterior_Medial_Frontal</text:p>
          </table:table-cell>
          <table:table-cell office:value-type="float" office:value="0.162521" calcext:value-type="float">
            <text:p>0.162521</text:p>
          </table:table-cell>
        </table:table-row>
        <table:table-row table:style-name="ro1">
          <table:table-cell office:value-type="string" calcext:value-type="string">
            <text:p>Insula_Lobe_Superior_Frontal_Gyrus</text:p>
          </table:table-cell>
          <table:table-cell office:value-type="float" office:value="0.114431" calcext:value-type="float">
            <text:p>0.114431</text:p>
          </table:table-cell>
        </table:table-row>
        <table:table-row table:style-name="ro1">
          <table:table-cell office:value-type="string" calcext:value-type="string">
            <text:p>Insula_Lobe_Superior_Medial_Gyrus</text:p>
          </table:table-cell>
          <table:table-cell office:value-type="float" office:value="0.282275" calcext:value-type="float">
            <text:p>0.282275</text:p>
          </table:table-cell>
        </table:table-row>
        <table:table-row table:style-name="ro1">
          <table:table-cell office:value-type="string" calcext:value-type="string">
            <text:p>Insula_Lobe_Superior_Temporal_Gyrus</text:p>
          </table:table-cell>
          <table:table-cell office:value-type="float" office:value="0.770927" calcext:value-type="float">
            <text:p>0.770927</text:p>
          </table:table-cell>
        </table:table-row>
        <table:table-row table:style-name="ro1">
          <table:table-cell office:value-type="string" calcext:value-type="string">
            <text:p>Insula_Lobe_Triangularis</text:p>
          </table:table-cell>
          <table:table-cell office:value-type="float" office:value="0.139583" calcext:value-type="float">
            <text:p>0.139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03:08:18.554961852</meta:creation-date>
    <dc:date>2015-10-02T03:09:26.985752238</dc:date>
    <meta:editing-duration>P0D</meta:editing-duration>
    <meta:editing-cycles>1</meta:editing-cycles>
    <meta:document-statistic meta:table-count="1" meta:cell-count="30" meta:object-count="0"/>
    <meta:generator>LibreOffice/4.2.7.2$Linux_X86_64 LibreOffice_project/420$Build-2</meta:generator>
  </office:meta>
</office:document-meta>
</file>